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1" style:family="paragraph">
      <style:paragraph-properties fo:margin-left="0cm" fo:margin-right="0cm" fo:text-align="center" fo:text-indent="0cm" style:text-autospace="none">
        <style:tab-stops>
          <style:tab-stop style:position="1cm"/>
          <style:tab-stop style:position="8.001cm"/>
        </style:tab-stops>
      </style:paragraph-properties>
    </style:style>
    <style:style style:name="P2" style:family="paragraph">
      <style:paragraph-properties fo:margin-left="0cm" fo:margin-right="0cm" fo:text-align="center" fo:text-indent="0cm"/>
      <style:text-properties fo:color="#ffffff" fo:font-family="Arial" style:font-family-generic="swiss" style:font-pitch="variable" fo:font-size="72pt" fo:font-style="normal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center" fo:text-indent="0cm" style:text-autospace="none"/>
    </style:style>
    <style:style style:name="P5" style:family="paragraph">
      <style:paragraph-properties fo:margin-left="0cm" fo:margin-right="0cm" fo:text-align="start" fo:text-indent="0cm"/>
      <style:text-properties fo:color="#ffffff" fo:font-size="72pt" fo:font-weight="bold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0cm" fo:margin-right="0cm" fo:text-align="start" fo:text-indent="0cm"/>
      <style:text-properties fo:color="#ffffff" fo:font-family="Arial" style:font-family-generic="swiss" style:font-pitch="variable" fo:font-size="72pt" fo:font-style="normal" fo:font-weight="bold"/>
    </style:style>
    <style:style style:name="P8" style:family="paragraph">
      <style:paragraph-properties fo:margin-left="0cm" fo:margin-right="0cm" fo:text-align="center" fo:text-indent="0cm"/>
    </style:style>
    <style:style style:name="T1" style:family="text">
      <style:text-properties fo:color="#ffffff" fo:font-family="'Times New Roman'" style:font-family-generic="roman" style:font-pitch="variable" fo:font-size="60pt" fo:font-style="normal" fo:font-weight="bold"/>
    </style:style>
    <style:style style:name="T2" style:family="text">
      <style:text-properties fo:color="#ffffff" fo:font-family="'Times New Roman'" style:font-family-generic="roman" style:font-pitch="variable" fo:font-size="60pt" fo:font-weight="bold" style:font-size-asian="14pt" style:font-size-complex="14pt"/>
    </style:style>
    <style:style style:name="T3" style:family="text">
      <style:text-properties fo:color="#ffffff" fo:font-family="'Times New Roman'" style:font-family-generic="roman" style:font-pitch="variable" fo:font-size="60pt" fo:font-style="normal" fo:font-weight="bold" style:font-size-asian="14pt" style:font-size-complex="14pt"/>
    </style:style>
    <style:style style:name="T4" style:family="text">
      <style:text-properties fo:color="#ffffff" fo:font-family="'Times New Roman'" style:font-family-generic="roman" style:font-pitch="variable" fo:font-size="60pt" fo:font-style="normal" fo:font-weight="bold" style:font-family-asian="Arial" style:font-family-generic-asian="swiss" style:font-pitch-asian="variable" style:font-size-asian="14pt" style:font-weight-asian="bold" style:font-family-complex="Arial" style:font-family-generic-complex="swiss" style:font-pitch-complex="variable" style:font-size-complex="14pt" style:font-weight-complex="bold"/>
    </style:style>
    <style:style style:name="T5" style:family="text">
      <style:text-properties fo:color="#ffffff" style:text-outline="false" style:text-line-through-style="none" fo:font-family="'Times New Roman'" style:font-family-generic="roman" style:font-pitch="variable" fo:font-size="60pt" fo:font-style="normal" fo:text-shadow="none" style:text-underline-style="none" fo:font-weight="bold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 style:text-emphasize="none" style:font-relief="none"/>
    </style:style>
    <style:style style:name="T6" style:family="text">
      <style:text-properties fo:color="#ffffff" style:text-outline="false" style:text-line-through-style="none" fo:font-family="'Times New Roman'" style:font-family-generic="roman" style:font-pitch="variable" fo:font-size="60pt" fo:font-style="normal" fo:text-shadow="none" style:text-underline-style="none" fo:font-weight="bold" style:font-family-asian="Arial" style:font-family-generic-asian="swiss" style:font-pitch-asian="variable" style:font-size-asian="14pt" style:font-style-asian="normal" style:font-weight-asian="bold" style:font-family-complex="Arial" style:font-family-generic-complex="swiss" style:font-pitch-complex="variable" style:font-size-complex="14pt" style:font-style-complex="normal" style:font-weight-complex="bold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Matko, </text:span><text:span text:style-name="T1">która nas znasz,</text:span><text:span text:style-name="T1"><text:line-break/></text:span><text:span text:style-name="T1">z dziećmi Twymi bądź.</text:span><text:span text:style-name="T1"><text:line-break/></text:span><text:span text:style-name="T1">Na drogach nam</text:span><text:span text:style-name="T1"><text:line-break/></text:span><text:span text:style-name="T1">nadzieją świeć,</text:span><text:span text:style-name="T1"><text:line-break/></text:span><text:span text:style-name="T1">Z Synem Twym,</text:span><text:span text:style-name="T1"><text:line-break/></text:span><text:span text:style-name="T1">z nami idź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3" draw:text-style-name="P5" draw:layer="layout" svg:width="28cm" svg:height="21cm" svg:x="0cm" svg:y="0cm" presentation:class="title" presentation:user-transformed="true">
          <draw:text-box>
            <text:p text:style-name="P4"><text:span text:style-name="T2">1. Z wszystkich </text:span><text:span text:style-name="T2">niewiast</text:span><text:span text:style-name="T2"><text:line-break/></text:span><text:span text:style-name="T2">wybrana,</text:span><text:span text:style-name="T2"><text:line-break/></text:span><text:span text:style-name="T2">- przyjdź i drogę wskaż.</text:span><text:span text:style-name="T2"><text:line-break/></text:span><text:span text:style-name="T2">Córko Ludu Bożego,</text:span><text:span text:style-name="T2"><text:line-break/></text:span><text:span text:style-name="T2">- do Syna Twego nas prowadź.</text:span><text:span text:style-name="T2"><text:line-break/></text:span><text:span text:style-name="T2">Służebnico pokorna</text:span><text:span text:style-name="T2"><text:line-break/></text:span><text:span text:style-name="T2">- pokój światu da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Matko, </text:span><text:span text:style-name="T1">która nas znasz,</text:span><text:span text:style-name="T1"><text:line-break/></text:span><text:span text:style-name="T1">z dziećmi Twymi bądź.</text:span><text:span text:style-name="T1"><text:line-break/></text:span><text:span text:style-name="T1">Na drogach nam</text:span><text:span text:style-name="T1"><text:line-break/></text:span><text:span text:style-name="T1">nadzieją świeć,</text:span><text:span text:style-name="T1"><text:line-break/></text:span><text:span text:style-name="T1">Z Synem Twym,</text:span><text:span text:style-name="T1"><text:line-break/></text:span><text:span text:style-name="T1">z nami idź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>
        <draw:frame presentation:style-name="pr1" draw:text-style-name="P7" draw:layer="layout" svg:width="28cm" svg:height="21cm" svg:x="0cm" svg:y="-0.001cm" presentation:class="title" presentation:user-transformed="true">
          <draw:text-box>
            <text:p text:style-name="P4"><text:span text:style-name="T3">2. Królowo </text:span><text:span text:style-name="T3">ognisk rodzinnych</text:span><text:span text:style-name="T3"><text:line-break/></text:span><text:span text:style-name="T3">- przyjdź i drogę wskaż.</text:span><text:span text:style-name="T3"><text:line-break/></text:span><text:span text:style-name="T3">Dziewico, </text:span><text:span text:style-name="T3">wzorze prostoty</text:span><text:span text:style-name="T3"><text:line-break/></text:span><text:span text:style-name="T3">- do Syna Twego nas prowadź.</text:span><text:span text:style-name="T4"><text:line-break/></text:span><text:span text:style-name="T3">Oblubienico cieśli</text:span><text:span text:style-name="T3"><text:line-break/></text:span><text:span text:style-name="T3">- pokój światu da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omyślnie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Matko, </text:span><text:span text:style-name="T1">która nas znasz,</text:span><text:span text:style-name="T1"><text:line-break/></text:span><text:span text:style-name="T1">z dziećmi Twymi bądź.</text:span><text:span text:style-name="T1"><text:line-break/></text:span><text:span text:style-name="T1">Na drogach nam</text:span><text:span text:style-name="T1"><text:line-break/></text:span><text:span text:style-name="T1">nadzieją świeć,</text:span><text:span text:style-name="T1"><text:line-break/></text:span><text:span text:style-name="T1">Z Synem Twym,</text:span><text:span text:style-name="T1"><text:line-break/></text:span><text:span text:style-name="T1">z nami idź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omyślnie">
        <draw:frame presentation:style-name="pr1" draw:text-style-name="P7" draw:layer="layout" svg:width="28cm" svg:height="21cm" svg:x="-0.001cm" svg:y="-0.001cm" presentation:class="title" presentation:user-transformed="true">
          <draw:text-box>
            <text:p text:style-name="P8"><text:span text:style-name="T5">3. Królowo </text:span><text:span text:style-name="T5">narodu naszego</text:span><text:span text:style-name="T1"><text:line-break/></text:span><text:span text:style-name="T1">- przyjdź i drogę wskaż.</text:span><text:span text:style-name="T1"><text:line-break/></text:span><text:span text:style-name="T5">Uciśnionych nadziejo</text:span><text:span text:style-name="T5"><text:line-break/></text:span><text:span text:style-name="T5">- do Syna Twego nas prowadź.</text:span><text:span text:style-name="T6"><text:line-break/></text:span><text:span text:style-name="T6">Światło łaknących prawdy</text:span><text:span text:style-name="T5"><text:line-break/></text:span><text:span text:style-name="T5">- pokój światu da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omyślnie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Matko, </text:span><text:span text:style-name="T1">która nas znasz,</text:span><text:span text:style-name="T1"><text:line-break/></text:span><text:span text:style-name="T1">z dziećmi Twymi bądź.</text:span><text:span text:style-name="T1"><text:line-break/></text:span><text:span text:style-name="T1">Na drogach nam</text:span><text:span text:style-name="T1"><text:line-break/></text:span><text:span text:style-name="T1">nadzieją świeć,</text:span><text:span text:style-name="T1"><text:line-break/></text:span><text:span text:style-name="T1">Z Synem Twym,</text:span><text:span text:style-name="T1"><text:line-break/></text:span><text:span text:style-name="T1">z nami idź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omyślnie">
        <draw:frame presentation:style-name="pr1" draw:text-style-name="P7" draw:layer="layout" svg:width="28cm" svg:height="21cm" svg:x="0cm" svg:y="0cm" presentation:class="title" presentation:user-transformed="true">
          <draw:text-box>
            <text:p text:style-name="P8"><text:span text:style-name="T5">4. Pociecho </text:span><text:span text:style-name="T5">ludu biednego</text:span><text:span text:style-name="T1"><text:line-break/></text:span><text:span text:style-name="T1">- przyjdź i drogę wskaż.</text:span><text:span text:style-name="T1"><text:line-break/></text:span><text:span text:style-name="T5">Pani wszelkiej radości</text:span><text:span text:style-name="T1"><text:line-break/></text:span><text:span text:style-name="T1">- do Syna Twego nas prowadź.</text:span><text:span text:style-name="T1"><text:line-break/></text:span><text:span text:style-name="T6">Matko tkliwego serca</text:span><text:span text:style-name="T1"><text:line-break/></text:span><text:span text:style-name="T1">- pokój światu da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omyślnie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Matko, </text:span><text:span text:style-name="T1">która nas znasz,</text:span><text:span text:style-name="T1"><text:line-break/></text:span><text:span text:style-name="T1">z dziećmi Twymi bądź.</text:span><text:span text:style-name="T1"><text:line-break/></text:span><text:span text:style-name="T1">Na drogach nam</text:span><text:span text:style-name="T1"><text:line-break/></text:span><text:span text:style-name="T1">nadzieją świeć,</text:span><text:span text:style-name="T1"><text:line-break/></text:span><text:span text:style-name="T1">Z Synem Twym,</text:span><text:span text:style-name="T1"><text:line-break/></text:span><text:span text:style-name="T1">z nami idź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omyślnie">
        <draw:frame presentation:style-name="pr1" draw:text-style-name="P7" draw:layer="layout" svg:width="28cm" svg:height="21cm" svg:x="-0.001cm" svg:y="-0.002cm" presentation:class="title" presentation:user-transformed="true">
          <draw:text-box>
            <text:p text:style-name="P8"><text:span text:style-name="T5">5. Dziewico, Matko Chrystusa</text:span><text:span text:style-name="T1"><text:line-break/></text:span><text:span text:style-name="T1">- przyjdź i drogę wskaż.</text:span><text:span text:style-name="T1"><text:line-break/></text:span><text:span text:style-name="T5">Dziewico, </text:span><text:span text:style-name="T5">Matko Kościoła</text:span><text:span text:style-name="T5"><text:line-break/></text:span><text:span text:style-name="T5">- do Syna Twego nas prowadź.</text:span><text:span text:style-name="T6"><text:line-break/></text:span><text:span text:style-name="T6">Dziewico, Matko ludzi</text:span><text:span text:style-name="T5"><text:line-break/></text:span><text:span text:style-name="T5">- pokój światu da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omyślnie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Matko, </text:span><text:span text:style-name="T1">która nas znasz,</text:span><text:span text:style-name="T1"><text:line-break/></text:span><text:span text:style-name="T1">z dziećmi Twymi bądź.</text:span><text:span text:style-name="T1"><text:line-break/></text:span><text:span text:style-name="T1">Na drogach nam</text:span><text:span text:style-name="T1"><text:line-break/></text:span><text:span text:style-name="T1">nadzieją świeć,</text:span><text:span text:style-name="T1"><text:line-break/></text:span><text:span text:style-name="T1">Z Synem Twym,</text:span><text:span text:style-name="T1"><text:line-break/></text:span><text:span text:style-name="T1">z nami idź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omyślnie">
        <draw:frame presentation:style-name="pr1" draw:text-style-name="P7" draw:layer="layout" svg:width="28cm" svg:height="21cm" svg:x="0cm" svg:y="-0.001cm" presentation:class="title" presentation:user-transformed="true">
          <draw:text-box>
            <text:p text:style-name="P8"><text:span text:style-name="T5">6. Matko</text:span><text:span text:style-name="T5"><text:line-break/></text:span><text:span text:style-name="T5">przez Syna </text:span><text:span text:style-name="T5">nam dana</text:span><text:span text:style-name="T5"><text:line-break/></text:span><text:span text:style-name="T1">- przyjdź i drogę wskaż.</text:span><text:span text:style-name="T1"><text:line-break/></text:span><text:span text:style-name="T5">Matko, </text:span><text:span text:style-name="T5">która nas słuchasz</text:span><text:span text:style-name="T5"><text:line-break/></text:span><text:span text:style-name="T5">- do Syna Twego nas prowadź.</text:span><text:span text:style-name="T5"><text:line-break/></text:span><text:span text:style-name="T6">Ty nas zawsze rozumiesz</text:span><text:span text:style-name="T6"><text:line-break/></text:span><text:span text:style-name="T5">- pokój światu da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omyślnie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Matko, </text:span><text:span text:style-name="T1">która nas znasz,</text:span><text:span text:style-name="T1"><text:line-break/></text:span><text:span text:style-name="T1">z dziećmi Twymi bądź.</text:span><text:span text:style-name="T1"><text:line-break/></text:span><text:span text:style-name="T1">Na drogach nam</text:span><text:span text:style-name="T1"><text:line-break/></text:span><text:span text:style-name="T1">nadzieją świeć,</text:span><text:span text:style-name="T1"><text:line-break/></text:span><text:span text:style-name="T1">Z Synem Twym,</text:span><text:span text:style-name="T1"><text:line-break/></text:span><text:span text:style-name="T1">z nami idź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omyślnie">
        <draw:frame presentation:style-name="pr1" draw:text-style-name="P7" draw:layer="layout" svg:width="28cm" svg:height="21cm" svg:x="-0.001cm" svg:y="-0.001cm" presentation:class="title" presentation:user-transformed="true">
          <draw:text-box>
            <text:p text:style-name="P8"><text:span text:style-name="T5">7. Dziewico z nami idąca</text:span><text:span text:style-name="T5"><text:line-break/></text:span><text:span text:style-name="T1">- przyjdź i drogę wskaż.</text:span><text:span text:style-name="T1"><text:line-break/></text:span><text:span text:style-name="T5">Historii świata </text:span><text:span text:style-name="T5">promieniu</text:span><text:span text:style-name="T5"><text:line-break/></text:span><text:span text:style-name="T5">- do Syna Twego nas prowadź.</text:span><text:span text:style-name="T5"><text:line-break/></text:span><text:span text:style-name="T6">Pośredniczko najlepsza</text:span><text:span text:style-name="T6"><text:line-break/></text:span><text:span text:style-name="T5">- pokój światu da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omyślnie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Matko, </text:span><text:span text:style-name="T1">która nas znasz,</text:span><text:span text:style-name="T1"><text:line-break/></text:span><text:span text:style-name="T1">z dziećmi Twymi bądź.</text:span><text:span text:style-name="T1"><text:line-break/></text:span><text:span text:style-name="T1">Na drogach nam</text:span><text:span text:style-name="T1"><text:line-break/></text:span><text:span text:style-name="T1">nadzieją świeć,</text:span><text:span text:style-name="T1"><text:line-break/></text:span><text:span text:style-name="T1">Z Synem Twym,</text:span><text:span text:style-name="T1"><text:line-break/></text:span><text:span text:style-name="T1">z nami idź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omyślnie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8"><text:span text:style-name="T5">8. Matko </text:span><text:span text:style-name="T5">ludzi bezdomnych</text:span><text:span text:style-name="T5"><text:line-break/></text:span><text:span text:style-name="T1">- przyjdź i drogę wskaż.</text:span><text:span text:style-name="T1"><text:line-break/></text:span><text:span text:style-name="T5">Matko prześladowanych</text:span><text:span text:style-name="T5"><text:line-break/></text:span><text:span text:style-name="T5">- do Syna Twego nas prowadź.</text:span><text:span text:style-name="T5"><text:line-break/></text:span><text:span text:style-name="T6">Matko dzieci wzgardzonych</text:span><text:span text:style-name="T5"><text:line-break/></text:span><text:span text:style-name="T5">- pokój światu da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omyślnie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Matko, </text:span><text:span text:style-name="T1">która nas znasz,</text:span><text:span text:style-name="T1"><text:line-break/></text:span><text:span text:style-name="T1">z dziećmi Twymi bądź.</text:span><text:span text:style-name="T1"><text:line-break/></text:span><text:span text:style-name="T1">Na drogach nam</text:span><text:span text:style-name="T1"><text:line-break/></text:span><text:span text:style-name="T1">nadzieją świeć,</text:span><text:span text:style-name="T1"><text:line-break/></text:span><text:span text:style-name="T1">Z Synem Twym,</text:span><text:span text:style-name="T1"><text:line-break/></text:span><text:span text:style-name="T1">z nami idź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omyślnie">
        <draw:frame presentation:style-name="pr1" draw:text-style-name="P7" draw:layer="layout" svg:width="28cm" svg:height="21cm" svg:x="-0.001cm" svg:y="-0.002cm" presentation:class="title" presentation:user-transformed="true">
          <draw:text-box>
            <text:p text:style-name="P8"><text:span text:style-name="T5">9. Matko </text:span><text:span text:style-name="T5">ludzi cierpiących</text:span><text:span text:style-name="T5"><text:line-break/></text:span><text:span text:style-name="T1">- przyjdź i drogę wskaż.</text:span><text:span text:style-name="T1"><text:line-break/></text:span><text:span text:style-name="T5">Matko </text:span><text:span text:style-name="T5">z sercem przeszytym</text:span><text:span text:style-name="T5"><text:line-break/></text:span><text:span text:style-name="T5">- do Syna Twego nas prowadź.</text:span><text:span text:style-name="T5"><text:line-break/></text:span><text:span text:style-name="T6">U stóp krzyża stojąca</text:span><text:span text:style-name="T6"><text:line-break/></text:span><text:span text:style-name="T5">- pokój światu da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omyślnie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Matko, </text:span><text:span text:style-name="T1">która nas znasz,</text:span><text:span text:style-name="T1"><text:line-break/></text:span><text:span text:style-name="T1">z dziećmi Twymi bądź.</text:span><text:span text:style-name="T1"><text:line-break/></text:span><text:span text:style-name="T1">Na drogach nam</text:span><text:span text:style-name="T1"><text:line-break/></text:span><text:span text:style-name="T1">nadzieją świeć,</text:span><text:span text:style-name="T1"><text:line-break/></text:span><text:span text:style-name="T1">Z Synem Twym,</text:span><text:span text:style-name="T1"><text:line-break/></text:span><text:span text:style-name="T1">z nami idź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omyślnie">
        <draw:frame presentation:style-name="pr1" draw:text-style-name="P7" draw:layer="layout" svg:width="28cm" svg:height="21cm" svg:x="0cm" svg:y="-0.001cm" presentation:class="title" presentation:user-transformed="true">
          <draw:text-box>
            <text:p text:style-name="P8"><text:span text:style-name="T5">10. Matko </text:span><text:span text:style-name="T5">płacząca nad nami</text:span><text:span text:style-name="T5"><text:line-break/></text:span><text:span text:style-name="T1">- przyjdź i drogę wskaż.</text:span><text:span text:style-name="T1"><text:line-break/></text:span><text:span text:style-name="T5">Matko </text:span><text:span text:style-name="T5">przed karą chroniąca</text:span><text:span text:style-name="T5"><text:line-break/></text:span><text:span text:style-name="T5">- do Syna Twego nas prowadź.</text:span><text:span text:style-name="T5"><text:line-break/></text:span><text:span text:style-name="T6">Matko nas przyjmująca</text:span><text:span text:style-name="T6"><text:line-break/></text:span><text:span text:style-name="T5">- pokój światu da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omyślnie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Matko, </text:span><text:span text:style-name="T1">która nas znasz,</text:span><text:span text:style-name="T1"><text:line-break/></text:span><text:span text:style-name="T1">z dziećmi Twymi bądź.</text:span><text:span text:style-name="T1"><text:line-break/></text:span><text:span text:style-name="T1">Na drogach nam</text:span><text:span text:style-name="T1"><text:line-break/></text:span><text:span text:style-name="T1">nadzieją świeć,</text:span><text:span text:style-name="T1"><text:line-break/></text:span><text:span text:style-name="T1">Z Synem Twym,</text:span><text:span text:style-name="T1"><text:line-break/></text:span><text:span text:style-name="T1">z nami idź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-1.764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fo:font-family="'Bookman Old Style'" style:font-family-generic="roman" style:font-pitch="variable" fo:font-size="24.7000007629395pt" fo:language="pl" fo:country="PL" fo:font-style="italic" fo:font-weight="bold" style:letter-kerning="true" style:font-family-asian="'Bookman Old Style'" style:font-family-generic-asian="roman" style:font-pitch-asian="variable" style:font-size-asian="24.7000007629395pt" style:language-asian="pl" style:country-asian="PL" style:font-style-asian="italic" style:font-weight-asian="bold" style:font-family-complex="'Bookman Old Style'" style:font-family-generic-complex="roman" style:font-pitch-complex="variable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1.2000007629395pt" fo:language="en" fo:country="US" fo:font-style="italic" fo:font-weight="bold" style:font-family-asian="Arial" style:font-family-generic-asian="swiss" style:font-pitch-asian="variable" style:font-size-asian="21.2000007629395pt" style:language-asian="pl" style:country-asian="PL" style:font-style-asian="italic" style:font-weight-asian="bold" style:font-family-complex="Arial" style:font-family-generic-complex="swiss" style:font-pitch-complex="variable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15.8999996185303pt" fo:language="en" fo:country="US" fo:font-style="italic" style:font-family-asian="Arial" style:font-family-generic-asian="swiss" style:font-pitch-asian="variable" style:font-size-asian="15.8999996185303pt" style:language-asian="pl" style:country-asian="PL" style:font-style-asian="italic" style:font-family-complex="Arial" style:font-family-generic-complex="swiss" style:font-pitch-complex="variable" style:font-size-complex="15.8999996185303pt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3-29T14:20:31</meta:creation-date>
    <dc:creator>Rafał Talacha</dc:creator>
    <dc:date>2009-01-27T08:33:48</dc:date>
    <dc:language>pl-PL</dc:language>
    <meta:editing-cycles>24</meta:editing-cycles>
    <meta:editing-duration>PT1H28M22S</meta:editing-duration>
    <meta:user-defined meta:name="Info 1"/>
    <meta:user-defined meta:name="Info 2"/>
    <meta:user-defined meta:name="Info 3"/>
    <meta:user-defined meta:name="Info 4"/>
    <meta:document-statistic meta:object-count="84"/>
  </office:meta>
</office:document-meta>
</file>